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fd095" fo:border="0.06pt solid #000000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b66c" fo:border="0.06pt solid #000000"/>
    </style:style>
    <style:style style:name="ce12" style:family="table-cell" style:parent-style-name="Default">
      <style:table-cell-properties fo:background-color="#dde8cb" fo:border="0.06pt solid #000000"/>
    </style:style>
    <style:style style:name="ce1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7" table:default-cell-style-name="ce1"/>
        <table:table-row table:style-name="ro1">
          <table:table-cell table:style-name="ce1"/>
          <table:table-cell table:style-name="ce4" office:value-type="string" calcext:value-type="string">
            <text:p>WMC</text:p>
          </table:table-cell>
          <table:table-cell table:style-name="ce4" office:value-type="string" calcext:value-type="string">
            <text:p>DIT</text:p>
          </table:table-cell>
          <table:table-cell table:style-name="ce4" office:value-type="string" calcext:value-type="string">
            <text:p>NOC</text:p>
          </table:table-cell>
          <table:table-cell table:style-name="ce4" office:value-type="string" calcext:value-type="string">
            <text:p>CBO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NOO</text:p>
          </table:table-cell>
          <table:table-cell table:style-name="ce4" office:value-type="string" calcext:value-type="string">
            <text:p>NOA</text:p>
          </table:table-cell>
        </table:table-row>
        <table:table-row table:style-name="ro1">
          <table:table-cell office:value-type="string" calcext:value-type="string">
            <text:p>Are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sta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or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u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gran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Alg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Testar 20% das classes:</text:p>
          </table:table-cell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Aresta, Grafo, No: Foram as classes escolhidas pois possuem o maior WMC, CBO, CS</text:p>
          </table:table-cell>
          <table:table-cell table:style-name="Default" table:number-columns-repeated="7"/>
        </table:table-row>
      </table:table>
      <table:table table:name="Planilha2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ce11" office:value-type="string" calcext:value-type="string">
            <text:p>Classe::Metodo</text:p>
          </table:table-cell>
          <table:table-cell table:style-name="ce13" office:value-type="string" calcext:value-type="string">
            <text:p>Complexidade Ciclomática</text:p>
          </table:table-cell>
        </table:table-row>
        <table:table-row table:style-name="ro1"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esta::getArestaBy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ArestaComparator::comp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ConversorNo::to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from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canConver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jkistra::menorEstimativ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arestasSaemNoAtual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fo::isRegular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getArestasDoNoAtual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Recepcao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rarVerticesAdjacente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verticesIndepende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Emiss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adicionar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Incid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Adjac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possuiElementoRepetid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dePositionInMatrix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isFon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Tipo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Exis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adicionaNo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Ordem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Kruskal::kruskal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uskal::mergeComponents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uskal::getComponenteKruskal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Largura::calculate: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Malgrange::malgrangeWithTransitivoInvers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lgrange::malgrangeWithTransitivoDir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No::nextEdge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::getNoById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::primeiraArest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NosComparator::compare: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Prim::getArestaPrim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::prim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Profundidade::calculate: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office:value-type="string" calcext:value-type="string">
            <text:p>WorkerXml::grafoFromFile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erXml::saveFileForGrafo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erXml::setGraf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erXml::writeGrafoInXml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erXml::grafoToHtmlReadabl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erXml::clearWorkerXml: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Planilha1.A2:Planilha1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4:37:03.7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30:56.319000000</meta:creation-date>
    <meta:generator>LibreOffice/6.1.1.2$Windows_X86_64 LibreOffice_project/5d19a1bfa650b796764388cd8b33a5af1f5baa1b</meta:generator>
    <dc:date>2018-10-15T15:00:34.472000000</dc:date>
    <meta:editing-duration>PT32M24S</meta:editing-duration>
    <meta:editing-cycles>7</meta:editing-cycles>
    <meta:document-statistic meta:table-count="2" meta:cell-count="243" meta:object-count="0"/>
  </office:meta>
</office:document-meta>
</file>